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-width="4.01cm" draw:marker-end-width="4.01cm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false" fo:min-height="0.321cm" fo:min-width="1.158cm"/>
    </style:style>
    <style:style style:name="gr3" style:family="graphic" style:parent-style-name="standard">
      <style:graphic-properties draw:marker-start-width="4.01cm" draw:marker-end-width="4.01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01cm" svg:height="1.508cm" svg:x="2.307cm" svg:y="2.612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01cm" svg:height="1.508cm" svg:x="2.307cm" svg:y="4.12cm">
          <text:p text:style-name="P1">FLOW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4.901cm" svg:height="1.508cm" svg:x="2.307cm" svg:y="5.628cm">
          <text:p text:style-name="P1">PACKET FLOW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901cm" svg:height="1.509cm" svg:x="2.307cm" svg:y="7.89cm">
          <text:p text:style-name="P1">MAC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901cm" svg:height="1.508cm" svg:x="2.307cm" svg:y="10.153cm">
          <text:p text:style-name="P1">PHY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7.145cm" svg:height="1.508cm" svg:x="2.27cm" svg:y="12.827cm">
          <text:p text:style-name="P1">CHANNEL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92cm" svg:height="0.802cm" svg:x="3.54cm" svg:y="1.501cm">
          <draw:text-box>
            <text:p text:style-name="P2">USER 1</text:p>
          </draw:text-box>
        </draw:frame>
        <draw:connector draw:style-name="gr3" draw:text-style-name="P1" draw:layer="layout" svg:x1="4.757cm" svg:y1="7.136cm" svg:x2="4.757cm" svg:y2="7.89cm" draw:start-shape="id1" draw:start-glue-point="2" draw:end-shape="id2" draw:end-glue-point="0" svg:d="m4757 7136v754">
          <text:p/>
        </draw:connector>
        <draw:connector draw:style-name="gr3" draw:text-style-name="P1" draw:layer="layout" svg:x1="4.757cm" svg:y1="9.399cm" svg:x2="4.757cm" svg:y2="10.153cm" draw:start-shape="id2" draw:start-glue-point="2" draw:end-shape="id3" draw:end-glue-point="0" svg:d="m4757 9399v754">
          <text:p/>
        </draw:connector>
        <draw:connector draw:style-name="gr3" draw:text-style-name="P1" draw:layer="layout" draw:line-skew="0.186cm" svg:x1="4.757cm" svg:y1="11.661cm" svg:x2="10.842cm" svg:y2="12.827cm" draw:start-shape="id3" draw:start-glue-point="2" draw:end-shape="id4" svg:d="m4757 11661v769h6085v397">
          <text:p/>
        </draw:connector>
        <draw:custom-shape draw:style-name="gr1" draw:text-style-name="P1" draw:layer="layout" svg:width="4.901cm" svg:height="1.508cm" svg:x="7.529cm" svg:y="2.612cm">
          <text:p text:style-name="P1"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901cm" svg:height="1.508cm" svg:x="7.529cm" svg:y="4.12cm">
          <text:p text:style-name="P1">F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" draw:layer="layout" svg:width="4.901cm" svg:height="1.508cm" svg:x="7.529cm" svg:y="5.628cm">
          <text:p text:style-name="P1">PACKET F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4.901cm" svg:height="1.509cm" svg:x="7.529cm" svg:y="7.89cm">
          <text:p text:style-name="P1">M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" draw:layer="layout" svg:width="4.901cm" svg:height="1.508cm" svg:x="7.529cm" svg:y="10.153cm">
          <text:p text:style-name="P1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792cm" svg:height="0.802cm" svg:x="8.62cm" svg:y="1.501cm">
          <draw:text-box>
            <text:p text:style-name="P2">USER 2</text:p>
          </draw:text-box>
        </draw:frame>
        <draw:connector draw:style-name="gr3" draw:text-style-name="P1" draw:layer="layout" svg:x1="9.979cm" svg:y1="7.136cm" svg:x2="9.979cm" svg:y2="7.89cm" draw:start-shape="id5" draw:start-glue-point="2" draw:end-shape="id6" draw:end-glue-point="0" svg:d="m9979 7136v754">
          <text:p/>
        </draw:connector>
        <draw:connector draw:style-name="gr3" draw:text-style-name="P1" draw:layer="layout" svg:x1="9.979cm" svg:y1="9.399cm" svg:x2="9.979cm" svg:y2="10.153cm" draw:start-shape="id6" draw:start-glue-point="2" draw:end-shape="id7" draw:end-glue-point="0" svg:d="m9979 9399v754">
          <text:p/>
        </draw:connector>
        <draw:connector draw:style-name="gr3" draw:text-style-name="P1" draw:layer="layout" draw:line-skew="0.186cm" svg:x1="9.979cm" svg:y1="11.661cm" svg:x2="10.842cm" svg:y2="12.827cm" draw:start-shape="id7" draw:start-glue-point="2" draw:end-shape="id4" draw:end-glue-point="0" svg:d="m9979 11661v769h863v397">
          <text:p/>
        </draw:connector>
        <draw:custom-shape draw:style-name="gr1" draw:text-style-name="P1" draw:layer="layout" svg:width="4.901cm" svg:height="1.508cm" svg:x="14.514cm" svg:y="2.707cm">
          <text:p text:style-name="P1"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901cm" svg:height="1.508cm" svg:x="14.514cm" svg:y="4.215cm">
          <text:p text:style-name="P1">F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" draw:layer="layout" svg:width="4.901cm" svg:height="1.508cm" svg:x="14.514cm" svg:y="5.723cm">
          <text:p text:style-name="P1">PACKET F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9" draw:layer="layout" svg:width="4.901cm" svg:height="1.509cm" svg:x="14.514cm" svg:y="7.985cm">
          <text:p text:style-name="P1">M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0" draw:layer="layout" svg:width="4.901cm" svg:height="1.508cm" svg:x="14.514cm" svg:y="10.248cm">
          <text:p text:style-name="P1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792cm" svg:height="0.802cm" svg:x="15.784cm" svg:y="1.501cm">
          <draw:text-box>
            <text:p text:style-name="P2">USER n</text:p>
          </draw:text-box>
        </draw:frame>
        <draw:connector draw:style-name="gr3" draw:text-style-name="P1" draw:layer="layout" svg:x1="16.964cm" svg:y1="7.231cm" svg:x2="16.964cm" svg:y2="7.985cm" draw:start-shape="id8" draw:start-glue-point="2" draw:end-shape="id9" draw:end-glue-point="0" svg:d="m16964 7231v754">
          <text:p/>
        </draw:connector>
        <draw:connector draw:style-name="gr3" draw:text-style-name="P1" draw:layer="layout" svg:x1="16.964cm" svg:y1="9.494cm" svg:x2="16.964cm" svg:y2="10.248cm" draw:start-shape="id9" draw:start-glue-point="2" draw:end-shape="id10" draw:end-glue-point="0" svg:d="m16964 9494v754">
          <text:p/>
        </draw:connector>
        <draw:connector draw:style-name="gr4" draw:text-style-name="P1" draw:layer="layout" draw:line-skew="0.138cm" svg:x1="16.964cm" svg:y1="11.756cm" svg:x2="10.842cm" svg:y2="12.827cm" draw:start-shape="id10" draw:start-glue-point="2" draw:end-shape="id4" draw:end-glue-point="0" svg:d="m16964 11756v674h-6122v397">
          <text:p/>
        </draw:connector>
        <draw:frame draw:style-name="gr5" draw:text-style-name="P2" draw:layer="layout" svg:width="0.908cm" svg:height="0.802cm" svg:x="12.965cm" svg:y="6.581cm">
          <draw:text-box>
            <text:p text:style-name="P2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</meta:initial-creator>
    <meta:creation-date>2012-04-09T11:58:18</meta:creation-date>
    <dc:date>2012-04-09T13:05:44</dc:date>
    <dc:creator>alex </dc:creator>
    <meta:editing-duration>PT01H07M29S</meta:editing-duration>
    <meta:editing-cycles>2</meta:editing-cycles>
    <meta:generator>OpenOffice.org/3.2$Linux OpenOffice.org_project/320m12$Build-9483</meta:generator>
    <meta:document-statistic meta:object-count="29"/>
  </office:meta>
</office:document-meta>
</file>